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'Microsoft Sans Serif'" style:font-family-asian="'Microsoft Sans Serif'" style:font-family-complex="'Microsoft Sans Serif'" fo:background-color="transparent" fo:color="#c45911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42.60pt"/>
          <style:tab-stop style:position="90.00pt"/>
        </style:tab-stops>
      </style:paragraph-properties>
    </style:style>
    <style:style style:name="P2" style:family="paragraph">
      <style:paragraph-properties fo:line-height="100.00%" fo:text-align="left">
        <style:tab-stops>
          <style:tab-stop style:position="155.4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>
        <style:tab-stops>
          <style:tab-stop style:position="155.40pt"/>
        </style:tab-stops>
      </style:paragraph-properties>
    </style:style>
  </office:automatic-styles>
  <office:body>
    <office:text>
      <text:p text:style-name="P1"><draw:frame text:anchor-type="as-char" svg:width="54.40mm" svg:height="53.85mm" style:rel-width="scale" style:rel-height="scale"><draw:object-ole xlink:href="OleObj1"/><draw:image xlink:href="ObjectReplacements/OleObj1"/></draw:frame><text:span text:style-name="T2"><text:s text:c="22"/></text:span><draw:frame text:anchor-type="as-char" svg:width="49.95mm" svg:height="49.95mm" style:rel-width="scale" style:rel-height="scale"><draw:object-ole xlink:href="OleObj2"/><draw:image xlink:href="ObjectReplacements/OleObj2"/></draw:frame><text:span text:style-name="T3"/></text:p>
      <text:p text:style-name="P2"><text:span text:style-name="T4">Offerte</text:span></text:p>
      <text:p text:style-name="P2"><text:span text:style-name="T5"/></text:p>
      <text:p text:style-name="P3"><text:span text:style-name="T6"/></text:p>
      <text:p text:style-name="P3"><text:span text:style-name="T6">VESTIGINGSPLAATS, 08-03-2020</text:span></text:p>
      <text:p text:style-name="P3"><text:span text:style-name="T6"/></text:p>
      <text:p text:style-name="P3"><text:span text:style-name="T6">Betreft: <text:tab/><text:tab/>Eindwerk-Carl-Vanhaelemeersch</text:span></text:p>
      <text:p text:style-name="P3"><text:span text:style-name="T6">Offertenummer: <text:tab/>4029</text:span></text:p>
      <text:p text:style-name="P3"><text:span text:style-name="T6">Uw referentie:<text:tab/><text:tab/>Syntrawest</text:span></text:p>
      <text:p text:style-name="P3"><text:span text:style-name="T6"/></text:p>
      <text:p text:style-name="P3"><text:span text:style-name="T6"/></text:p>
      <text:p text:style-name="P3"><text:span text:style-name="T6">Geachte heer (of mevrouw?) J. Vandaele,</text:span></text:p>
      <text:p text:style-name="P3"><text:span text:style-name="T6"/></text:p>
      <text:p text:style-name="P3"><text:span text:style-name="T6">Met onze dank voor uw aanvraag doet het ons genoegen om u de volgende offerte aan te mogen bieden voor het leveren van:</text:span></text:p>
      <text:p text:style-name="P3"><text:span text:style-name="T6"/></text:p>
      <text:p text:style-name="P3"><text:span text:style-name="T6">React Development App met vereiste benodigdheden:</text:span></text:p>
      <text:p text:style-name="P4"><text:span text:style-name="T6">react-redux, proptypes, codeditor, react-router, hosting online en gebruik van gitHub.</text:span></text:p>
      <text:p text:style-name="P5"><text:span text:style-name="T6"/></text:p>
      <text:p text:style-name="P5"><text:span text:style-name="T6"/></text:p>
      <text:p text:style-name="P5"><text:span text:style-name="T6">08-04 / 20-04: Opzetten project en creeëren wireframe,</text:span></text:p>
      <text:p text:style-name="P5"><text:span text:style-name="T6">21-04: Update en feedback wireframe,</text:span></text:p>
      <text:p text:style-name="P5"><text:span text:style-name="T6">22-04: Meeting inplementatie feedback,</text:span></text:p>
      <text:p text:style-name="P5"><text:span text:style-name="T6">23-04/ 05-05: Creeër functionaliteit,</text:span></text:p>
      <text:p text:style-name="P5"><text:span text:style-name="T6">06-05: Update en feedback,</text:span></text:p>
      <text:p text:style-name="P5"><text:span text:style-name="T6">07-05: Meeting complicaties,</text:span></text:p>
      <text:p text:style-name="P5"><text:span text:style-name="T6">10-05/ 24-05: Volledige implemantie functionaliteit en extras, en debuggen</text:span></text:p>
      <text:p text:style-name="P5"><text:span text:style-name="T6">25-05: Update, feedback en Meeting,</text:span></text:p>
      <text:p text:style-name="P5"><text:span text:style-name="T6">26-05/ 02-06: Implementatie design,</text:span></text:p>
      <text:p text:style-name="P5"><text:span text:style-name="T6">03-05: Update en laatste feedback,</text:span></text:p>
      <text:p text:style-name="P5"><text:span text:style-name="T6">04-05: Meeting en discussie,</text:span></text:p>
      <text:p text:style-name="P5"><text:span text:style-name="T6">05-05/ 10-05: Laatste touches,</text:span></text:p>
      <text:p text:style-name="P5"><text:span text:style-name="T6">13-05: Unoffical launch,</text:span></text:p>
      <text:p text:style-name="P5"><text:span text:style-name="T6">17-05: Overhandigen site aan client</text:span></text:p>
      <text:p text:style-name="P5"><text:span text:style-name="T6"/></text:p>
      <text:p text:style-name="P5"><text:span text:style-name="T6"/></text:p>
      <text:p text:style-name="P5"><text:span text:style-name="T7">Hier de prijs EUR - 2215,95 inc btw</text:span></text:p>
      <text:p text:style-name="P5"><text:span text:style-name="T8"/></text:p>
      <text:p text:style-name="P5"><text:span text:style-name="T9">Wilt u van deze offerte opdracht maken, dan verzoeken wij u vriendelijk dit document af te drukken en binnen een maand na offertedatum ondertekend op te sturen via e-mail naar [cvanhaelemeersch@nerding.be] of via de post naar <text:line-break/>[Nerding, Bruggestraat 4, 8830 te Hooglede]. </text:span></text:p>
      <text:p text:style-name="P5"><text:span text:style-name="T9"/></text:p>
      <text:p text:style-name="P5"><text:span text:style-name="T9">Op deze offerte zijn de voorwaarden van Nerding van toepassing welke u kunt vinden op onze website<text:s/></text:span><text:a xlink:href="http://www.Nerding.be"><text:span text:style-name="T10">www.Nerding.be</text:span></text:a><text:span text:style-name="T11"/></text:p>
      <text:p text:style-name="P5"><text:span text:style-name="T11"/></text:p>
      <text:p text:style-name="P5"><text:span text:style-name="T12">Prijzen zijn geldig gedurende een maand na offertedatum en excl. btw tenzij anders vermeld.</text:span><text:span text:style-name="T13"/></text:p>
      <text:p text:style-name="P5"><text:span text:style-name="T13"/></text:p>
      <text:p text:style-name="P5"><text:span text:style-name="T13"/></text:p>
      <text:p text:style-name="P5"><text:span text:style-name="T13">Naam: <text:tab/><text:tab/><text:tab/><text:tab/><text:tab/>Handtekening voor akkoord:</text:span></text:p>
      <text:p text:style-name="P5"><text:span text:style-name="T13"/></text:p>
      <text:p text:style-name="P5"><text:span text:style-name="T13">Datum:</text:span><text:span text:style-name="T14"/></text:p>
      <text:p text:style-name="P6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